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/>
            <text:p>Running Games a<text:span text:style-name="T1">nd Other Apps</text:span></text:p>
            <text:p><text:span text:style-name="T1">for </text:span>Microsoft Windows on Linux</text:p>
            <text:p/>
            <text:p><text:span text:style-name="T2">Quentin Barnes</text:span></text:p>
            <text:p><text:span text:style-name="T2">12/15/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Win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S Windows compatibility layer for Linux</text:p>
                <text:list>
                  <text:list-item>
                    <text:p><text:span text:style-name="T3">And for other OSes too (MacOS, BSD, etc.)</text:span></text:p>
                  </text:list-item>
                </text:list>
              </text:list-item>
              <text:list-item>
                <text:p>Not an emulator</text:p>
                <text:list>
                  <text:list-item>
                    <text:p>Translates Windows API Calls to POSIX Calls</text:p>
                  </text:list-item>
                </text:list>
              </text:list-item>
              <text:list-item>
                <text:p>Can be cumbersome to install and config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Wrappers for Win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Hides complexity of installing and configuring Wine</text:p>
              </text:list-item>
              <text:list-item>
                <text:p>Uses Flatpak or Snaps for installing</text:p>
              </text:list-item>
              <text:list-item>
                <text:p>Lutris</text:p>
                <text:list>
                  <text:list-item>
                    <text:p><text:span text:style-name="T3">Touchy but Usable, attractive for tinkerers</text:span></text:p>
                  </text:list-item>
                </text:list>
              </text:list-item>
              <text:list-item>
                <text:p>Bottles</text:p>
                <text:list>
                  <text:list-item>
                    <text:p>More polished, easiest I’ve found to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3T13:26:36.469443047</meta:creation-date>
    <dc:date>2022-12-15T13:46:01.077563090</dc:date>
    <meta:editing-duration>PT1H36M46S</meta:editing-duration>
    <meta:editing-cycles>7</meta:editing-cycles>
    <meta:generator>LibreOffice/7.3.7.2$Linux_X86_64 LibreOffice_project/30$Build-2</meta:generator>
    <meta:document-statistic meta:object-count="35"/>
  </office:meta>
</office:document-meta>
</file>